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fill="solid" draw:fill-color="#4879b8" draw:textarea-horizontal-align="justify" draw:textarea-vertical-align="middle" draw:auto-grow-height="false" fo:min-height="11.256cm" fo:min-width="17.846cm"/>
    </style:style>
    <style:style style:name="gr2" style:family="graphic" style:parent-style-name="standard">
      <style:graphic-properties draw:stroke="none" svg:stroke-color="#000000" draw:fill="none" draw:fill-color="#ffffff" fo:min-height="0.865cm"/>
      <style:paragraph-properties style:writing-mode="lr-tb"/>
    </style:style>
    <style:style style:name="gr3" style:family="graphic" style:parent-style-name="standard">
      <style:graphic-properties draw:fill="solid" draw:fill-color="#729fcf" draw:textarea-horizontal-align="justify" draw:textarea-vertical-align="middle" draw:auto-grow-height="false" fo:min-height="10.92cm" fo:min-width="4.869cm"/>
    </style:style>
    <style:style style:name="gr4" style:family="graphic" style:parent-style-name="standard">
      <style:graphic-properties draw:fill="solid" draw:fill-color="#729fcf" draw:textarea-horizontal-align="justify" draw:textarea-vertical-align="middle" draw:auto-grow-height="false" fo:min-height="10.402cm" fo:min-width="9.651cm"/>
    </style:style>
    <style:style style:name="gr5" style:family="graphic" style:parent-style-name="standard">
      <style:graphic-properties draw:fill="solid" draw:fill-color="#ffffff" draw:textarea-horizontal-align="justify" draw:textarea-vertical-align="middle" draw:auto-grow-height="false" fo:min-height="1.76cm" fo:min-width="4.501cm"/>
      <style:paragraph-properties style:writing-mode="lr-tb"/>
    </style:style>
    <style:style style:name="gr6" style:family="graphic" style:parent-style-name="standard">
      <style:graphic-properties draw:textarea-horizontal-align="justify" draw:textarea-vertical-align="middle" draw:auto-grow-height="false" fo:min-height="1.149cm" fo:min-width="2.001cm"/>
      <style:paragraph-properties style:writing-mode="lr-tb"/>
    </style:style>
    <style:style style:name="gr7" style:family="graphic" style:parent-style-name="standard">
      <style:graphic-properties draw:fill="solid" draw:fill-color="#ffffff" draw:textarea-horizontal-align="justify" draw:textarea-vertical-align="middle" draw:auto-grow-height="false" fo:min-height="6.702cm" fo:min-width="4.65cm"/>
      <style:paragraph-properties style:writing-mode="lr-tb"/>
    </style:style>
    <style:style style:name="gr8" style:family="graphic" style:parent-style-name="standard">
      <style:graphic-properties draw:fill="solid" draw:fill-color="#badcf7" draw:textarea-horizontal-align="justify" draw:textarea-vertical-align="middle" draw:auto-grow-height="false" fo:min-height="3.25cm" fo:min-width="0cm"/>
    </style:style>
    <style:style style:name="gr9" style:family="graphic" style:parent-style-name="standard">
      <style:graphic-properties draw:fill="solid" draw:fill-color="#ffffff" draw:textarea-horizontal-align="justify" draw:textarea-vertical-align="middle" draw:auto-grow-height="false" fo:min-height="1.76cm" fo:min-width="4.001cm"/>
      <style:paragraph-properties style:writing-mode="lr-tb"/>
    </style:style>
    <style:style style:name="gr10" style:family="graphic" style:parent-style-name="standard">
      <style:graphic-properties draw:fill="solid" draw:fill-color="#badcf7" draw:textarea-horizontal-align="justify" draw:textarea-vertical-align="middle" draw:auto-grow-height="false" fo:min-height="1.5cm" fo:min-width="0cm"/>
    </style:style>
    <style:style style:name="gr11" style:family="graphic" style:parent-style-name="standard">
      <style:graphic-properties draw:fill="solid" draw:fill-color="#ffffff" draw:textarea-horizontal-align="justify" draw:textarea-vertical-align="middle" draw:auto-grow-height="false" fo:min-height="2.048cm" fo:min-width="1.798cm"/>
      <style:paragraph-properties style:writing-mode="lr-tb"/>
    </style:style>
    <style:style style:name="gr12" style:family="graphic" style:parent-style-name="standard">
      <style:graphic-properties draw:fill="solid" draw:fill-color="#ffffff" draw:textarea-horizontal-align="justify" draw:textarea-vertical-align="middle" draw:auto-grow-height="false" fo:min-height="3.286cm" fo:min-width="3.107cm"/>
      <style:paragraph-properties style:writing-mode="lr-tb"/>
    </style:style>
    <style:style style:name="gr13" style:family="graphic" style:parent-style-name="standard">
      <style:graphic-properties draw:fill="solid" draw:fill-color="#badcf7" draw:textarea-horizontal-align="justify" draw:textarea-vertical-align="middle" draw:auto-grow-height="false" fo:min-height="1.479cm" fo:min-width="0cm"/>
    </style:style>
    <style:style style:name="gr14" style:family="graphic" style:parent-style-name="objectwithoutfill">
      <style:graphic-properties draw:marker-end="Extrémités_20_de_20_flèche_20_1" draw:marker-end-width="0.3cm" draw:fill="none" draw:textarea-vertical-align="middle"/>
    </style:style>
    <style:style style:name="gr15" style:family="graphic" style:parent-style-name="objectwithoutfill">
      <style:graphic-properties draw:stroke="dash" draw:stroke-dash="Long_20_Dash_20__28_Rounded_29_" svg:stroke-width="0.1cm" svg:stroke-color="#a4344c" draw:marker-start-width="0.35cm" draw:marker-end-width="0.35cm" svg:stroke-linecap="round" draw:fill="none"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fo:min-height="0.433cm"/>
      <style:paragraph-properties style:writing-mode="lr-tb"/>
    </style:style>
    <style:style style:name="gr17" style:family="graphic" style:parent-style-name="standard">
      <style:graphic-properties draw:stroke="none" draw:fill="solid" draw:fill-color="#ffffff" draw:opacity="50%" draw:textarea-horizontal-align="justify" draw:textarea-vertical-align="middle" draw:auto-grow-height="false" fo:min-height="4.75cm" fo:min-width="3.25cm" draw:shadow-opacity="50%"/>
    </style:style>
    <style:style style:name="gr18" style:family="graphic" style:parent-style-name="standard">
      <style:graphic-properties draw:fill="solid" draw:fill-color="#ffffff" draw:opacity="50%" draw:textarea-horizontal-align="justify" draw:textarea-vertical-align="middle" draw:auto-grow-height="false" fo:min-height="3.286cm" fo:min-width="3.107cm" draw:shadow-opacity="50%"/>
      <style:paragraph-properties style:writing-mode="lr-tb"/>
    </style:style>
    <style:style style:name="gr19" style:family="graphic" style:parent-style-name="objectwithoutfill">
      <style:graphic-properties svg:stroke-width="0.1cm" svg:stroke-color="#8e03a3"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8e03a3" draw:marker-start-width="0.35cm" draw:marker-end="Extrémités_20_de_20_flèche_20_2" draw:marker-end-width="0.45cm" draw:fill="none" draw:textarea-vertical-align="middle" fo:padding-top="0.175cm" fo:padding-bottom="0.175cm" fo:padding-left="0.3cm" fo:padding-right="0.3cm"/>
    </style:style>
    <style:style style:name="gr21" style:family="graphic" style:parent-style-name="standard">
      <style:graphic-properties svg:stroke-color="#8e03a3" draw:fill="solid" draw:fill-color="#ffffff" draw:textarea-horizontal-align="justify" draw:textarea-vertical-align="middle" draw:auto-grow-height="false" fo:min-height="1.96cm" fo:min-width="4.501cm"/>
      <style:paragraph-properties style:writing-mode="lr-tb"/>
    </style:style>
    <style:style style:name="gr22" style:family="graphic" style:parent-style-name="standard">
      <style:graphic-properties draw:stroke="none" svg:stroke-color="#000000" draw:fill="none" draw:fill-color="#ffffff" fo:min-height="3.889cm"/>
      <style:paragraph-properties style:writing-mode="lr-tb"/>
    </style:style>
    <style:style style:name="gr23" style:family="graphic" style:parent-style-name="standard">
      <style:graphic-properties draw:stroke="none" svg:stroke-color="#000000" draw:fill="none" draw:fill-color="#ffffff" fo:min-height="1.423cm"/>
      <style:paragraph-properties style:writing-mode="lr-tb"/>
    </style:style>
    <style:style style:name="gr24" style:family="graphic" style:parent-style-name="standard">
      <style:graphic-properties draw:stroke="none" svg:stroke-color="#000000" draw:fill="none" draw:fill-color="#ffffff" fo:min-height="1.396cm"/>
      <style:paragraph-properties style:writing-mode="lr-tb"/>
    </style:style>
    <style:style style:name="P1" style:family="paragraph">
      <loext:graphic-properties draw:fill="solid" draw:fill-color="#4879b8"/>
      <style:paragraph-properties fo:text-align="center"/>
    </style:style>
    <style:style style:name="P2" style:family="paragraph">
      <loext:graphic-properties draw:fill="none" draw:fill-color="#ffffff"/>
      <style:paragraph-properties style:writing-mode="lr-tb"/>
      <style:text-properties fo:font-weight="bold" style:font-weight-asian="bold" style:font-weight-complex="bold"/>
    </style:style>
    <style:style style:name="P3" style:family="paragraph">
      <loext:graphic-properties draw:fill="solid" draw:fill-color="#729fcf"/>
      <style:paragraph-properties fo:text-align="center"/>
    </style:style>
    <style:style style:name="P4" style:family="paragraph">
      <loext:graphic-properties draw:fill="none" draw:fill-color="#ffffff"/>
      <style:paragraph-properties style:writing-mode="lr-tb"/>
      <style:text-properties fo:color="#ffffff" loext:opacity="100%" fo:font-weight="bold" style:font-weight-asian="bold" style:font-weight-complex="bold"/>
    </style:style>
    <style:style style:name="P5" style:family="paragraph">
      <style:paragraph-properties fo:text-align="center" style:writing-mode="lr-tb"/>
    </style:style>
    <style:style style:name="P6" style:family="paragraph">
      <loext:graphic-properties draw:fill="solid" draw:fill-color="#ffffff"/>
      <style:paragraph-properties fo:text-align="center" style:writing-mode="lr-tb"/>
    </style:style>
    <style:style style:name="P7" style:family="paragraph">
      <loext:graphic-properties draw:fill="solid" draw:fill-color="#badcf7"/>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a4344c" loext:opacity="100%" fo:font-weight="bold" style:font-weight-asian="bold" style:font-weight-complex="600"/>
    </style:style>
    <style:style style:name="P10" style:family="paragraph">
      <loext:graphic-properties draw:fill="solid" draw:fill-color="#ffffff" draw:opacity="50%"/>
      <style:paragraph-properties fo:text-align="center"/>
    </style:style>
    <style:style style:name="P11" style:family="paragraph">
      <loext:graphic-properties draw:fill="solid" draw:fill-color="#ffffff" draw:opacity="50%"/>
      <style:paragraph-properties fo:text-align="center" style:writing-mode="lr-tb"/>
    </style:style>
    <style:style style:name="P12" style:family="paragraph">
      <loext:graphic-properties draw:fill="none" draw:fill-color="#ffffff"/>
      <style:paragraph-properties style:writing-mode="lr-tb"/>
      <style:text-properties fo:color="#3465a4" loext:opacity="100%" fo:font-weight="bold" style:font-weight-asian="bold" style:font-weight-complex="bold"/>
    </style:style>
    <style:style style:name="P13" style:family="paragraph">
      <loext:graphic-properties draw:fill="none" draw:fill-color="#ffffff"/>
      <style:paragraph-properties style:writing-mode="lr-tb"/>
      <style:text-properties fo:color="#8e03a3" loext:opacity="100%" fo:font-weight="bold" style:font-weight-asian="bold" style:font-weight-complex="bold"/>
    </style:style>
    <style:style style:name="P14" style:family="paragraph">
      <loext:graphic-properties draw:fill="none" draw:fill-color="#ffffff"/>
      <style:paragraph-properties style:writing-mode="lr-tb"/>
      <style:text-properties fo:color="#023f62" loext:opacity="100%"/>
    </style:style>
    <style:style style:name="T1" style:family="text">
      <style:text-properties fo:font-size="11pt" fo:font-weight="bold" style:font-size-asian="11pt" style:font-weight-asian="bold" style:font-size-complex="11pt" style:font-weight-complex="bold"/>
    </style:style>
    <style:style style:name="T2" style:family="text">
      <style:text-properties fo:color="#ffffff" loext:opacity="100%" fo:font-size="11pt" fo:font-weight="bold" style:font-size-asian="11pt" style:font-weight-asian="bold" style:font-size-complex="11pt" style:font-weight-complex="bold"/>
    </style:style>
    <style:style style:name="T3" style:family="text">
      <style:text-properties fo:font-size="12pt" style:font-size-asian="12pt" style:font-size-complex="12pt"/>
    </style:style>
    <style:style style:name="T4" style:family="text">
      <style:text-properties fo:color="#a4344c" loext:opacity="100%" fo:font-size="11pt" fo:font-weight="bold" style:font-size-asian="11pt" style:font-weight-asian="bold" style:font-size-complex="11pt" style:font-weight-complex="600"/>
    </style:style>
    <style:style style:name="T5"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bold" style:letter-kerning="true" style:font-name-asian="Clear Sans" style:font-size-asian="11pt" style:font-style-asian="normal" style:font-weight-asian="bold" style:font-name-complex="FreeSans" style:font-size-complex="11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Clear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color="#3465a4" loext:opacity="100%" fo:font-size="11pt" fo:font-weight="bold" style:font-size-asian="11pt" style:font-weight-asian="bold" style:font-size-complex="11pt" style:font-weight-complex="bold"/>
    </style:style>
    <style:style style:name="T9" style:family="text">
      <style:text-properties fo:color="#8e03a3" loext:opacity="100%" fo:font-size="11pt" fo:font-weight="bold" style:font-size-asian="11pt" style:font-weight-asian="bold" style:font-size-complex="11pt" style:font-weight-complex="bold"/>
    </style:style>
    <style:style style:name="T10" style:family="text">
      <style:text-properties fo:color="#023f62"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59cm" svg:height="12.75cm" svg:x="1cm" svg:y="4.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3.25cm" svg:height="1.115cm" svg:x="0.85cm" svg:y="17.35cm">
          <draw:text-box>
            <text:p><text:span text:style-name="T1">MEGABLAST_TAB_get_acc_under_taxid_in_out.py</text:span></text:p>
          </draw:text-box>
        </draw:frame>
        <draw:custom-shape draw:style-name="gr3" draw:text-style-name="P3" draw:layer="layout" svg:width="5.949cm" svg:height="11.75cm" svg:x="1.901cm" svg:y="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1.249cm" svg:height="11.75cm" svg:x="8.501cm" svg:y="5.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7.45cm" svg:height="1.115cm" svg:x="1.95cm" svg:y="16.751cm">
          <draw:text-box>
            <text:p><text:span text:style-name="T2">MEGABLAST_TAB_get_taxid_acc.py</text:span></text:p>
          </draw:text-box>
        </draw:frame>
        <draw:custom-shape draw:style-name="gr5" draw:text-style-name="P6" draw:layer="layout" svg:width="5cm" svg:height="2.5cm" svg:x="2.5cm" svg:y="1.75cm">
          <text:p text:style-name="P5">Megablast tsv</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layer="layout" svg:width="2.5cm" svg:height="2.65cm" svg:x="16.4cm" svg:y="1.75cm">
          <text:p text:style-name="P5">Ncbi ete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6" draw:layer="layout" svg:width="5.149cm" svg:height="8.65cm" svg:x="2.451cm" svg:y="8.25cm">
          <text:p text:style-name="P5"><text:span text:style-name="T3">Taxid acc_number</text:span></text:p>
          <text:p text:style-name="P5"><text:span text:style-name="T3">10295</text:span><text:span text:style-name="T3"><text:tab/></text:span><text:span text:style-name="T3">MT862164.1</text:span></text:p>
          <text:p text:style-name="P5"><text:span text:style-name="T3">10295</text:span><text:span text:style-name="T3"><text:tab/></text:span><text:span text:style-name="T3">MT862164.1</text:span></text:p>
          <text:p text:style-name="P5"><text:span text:style-name="T3">10295</text:span><text:span text:style-name="T3"><text:tab/></text:span><text:span text:style-name="T3">MT862164.1</text:span></text:p>
          <text:p text:style-name="P5"><text:span text:style-name="T3">10295</text:span><text:span text:style-name="T3"><text:tab/></text:span><text:span text:style-name="T3">MT862164.1</text:span></text:p>
          <text:p text:style-name="P5"><text:span text:style-name="T3">10325</text:span><text:span text:style-name="T3"><text:tab/></text:span><text:span text:style-name="T3">KY628977.1</text:span></text:p>
          <text:p text:style-name="P5"><text:span text:style-name="T3">10325</text:span><text:span text:style-name="T3"><text:tab/></text:span><text:span text:style-name="T3">KY628978.1</text:span></text:p>
          <text:p text:style-name="P5"><text:span text:style-name="T3">10353</text:span><text:span text:style-name="T3"><text:tab/></text:span><text:span text:style-name="T3">AF458647.1</text:span></text:p>
          <text:p text:style-name="P5"><text:span text:style-name="T3">10353</text:span><text:span text:style-name="T3"><text:tab/></text:span><text:span text:style-name="T3">HM625781.1</text:span></text:p>
          <text:p text:style-name="P5"><text:span text:style-name="T3">2021202 MF156581.1</text:span></text:p>
          <text:p text:style-name="P5"><text:span text:style-name="T3">2021202 MF156582.1</text:span></text:p>
          <text:p text:style-name="P5"><text:span text:style-name="T3"/></text:p>
          <text:p text:style-name="P5"><text:span text:style-name="T3"><text:line-break/></text:span><text:span text:style-name="T3">32630</text:span><text:span text:style-name="T3"><text:tab/></text:span><text:span text:style-name="T3">MH796784.1</text:span></text:p>
          <text:p text:style-name="P5"><text:span text:style-name="T3">35243</text:span><text:span text:style-name="T3"><text:tab/></text:span><text:span text:style-name="T3">KY385637.1</text:span></text:p>
          <text:p text:style-name="P5"><text:span text:style-name="T3">481315 JQ596859.1</text:span></text:p>
          <text:p text:style-name="P5"><text:span text:style-name="T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7" draw:layer="layout" svg:width="0.75cm" svg:height="4cm" svg:x="4.5cm" svg:y="4.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2" draw:layer="layout" svg:width="7.45cm" svg:height="1.115cm" svg:x="1.95cm" svg:y="5.452cm">
          <draw:text-box>
            <text:p><text:span text:style-name="T1">Decreasing order sort by </text:span><text:span text:style-name="T1"><text:line-break/></text:span><text:span text:style-name="T1">acc nr occurrence</text:span></text:p>
          </draw:text-box>
        </draw:frame>
        <draw:frame draw:style-name="gr2" draw:text-style-name="P2" draw:layer="layout" svg:width="7.45cm" svg:height="1.115cm" svg:x="1.95cm" svg:y="6.553cm">
          <draw:text-box>
            <text:p><text:span text:style-name="T1">Remove acc nr with </text:span><text:span text:style-name="T1"><text:line-break/></text:span><text:span text:style-name="T1">nr occ &lt; N</text:span></text:p>
          </draw:text-box>
        </draw:frame>
        <draw:custom-shape draw:style-name="gr9" draw:text-style-name="P6" draw:layer="layout" svg:width="4.5cm" svg:height="2.501cm" svg:x="10.151cm" svg:y="1.75cm">
          <text:p text:style-name="P5">Pathogens taxid list</text:p>
          <text:p text:style-name="P5"><text:span text:style-name="T3">(to retai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7" draw:layer="layout" svg:width="0.75cm" svg:height="1.999cm" svg:x="11.901cm" svg:y="4.2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6" draw:layer="layout" svg:width="3.25cm" svg:height="3.25cm" svg:x="10.65cm" svg:y="6.25cm">
          <text:p text:style-name="P5">Pathogens taxid s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5.099cm" svg:height="5cm" svg:x="14.651cm" svg:y="6.5cm">
          <text:p text:style-name="P5">Pathogens taxid whole set</text:p>
          <text:p text:style-name="P5"><text:span text:style-name="T3">(intermediate nodes includ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75cm" svg:height="1.976cm" draw:transform="rotate (1.17862084387177) translate (13.39cm 8.4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4" draw:text-style-name="P8" draw:layer="layout" svg:x1="16.75cm" svg:y1="4cm" svg:x2="14.25cm" svg:y2="8.25cm">
          <text:p/>
        </draw:line>
        <draw:line draw:style-name="gr15" draw:text-style-name="P8" draw:layer="layout" svg:x1="2.5cm" svg:y1="13.2cm" svg:x2="7.75cm" svg:y2="13.2cm">
          <text:p/>
        </draw:line>
        <draw:frame draw:style-name="gr16" draw:text-style-name="P9" draw:layer="layout" svg:width="1.55cm" svg:height="0.683cm" svg:x="6.321cm" svg:y="13.254cm">
          <draw:text-box>
            <text:p><text:span text:style-name="T4">N = 2</text:span></text:p>
          </draw:text-box>
        </draw:frame>
        <draw:line draw:style-name="gr15" draw:text-style-name="P8" draw:layer="layout" svg:x1="7.7cm" svg:y1="13.2cm" svg:x2="10.25cm" svg:y2="14.75cm">
          <text:p/>
        </draw:line>
        <draw:line draw:style-name="gr15" draw:text-style-name="P8" draw:layer="layout" svg:x1="7.6cm" svg:y1="8.3cm" svg:x2="12.25cm" svg:y2="10.25cm">
          <text:p/>
        </draw:line>
        <draw:custom-shape draw:style-name="gr17" draw:text-style-name="P10" draw:layer="layout" svg:width="3.75cm" svg:height="5cm" svg:x="11.25cm" svg:y="10cm">
          <text:p/>
          <draw:enhanced-geometry svg:viewBox="0 0 21600 21600" draw:type="rectangle" draw:enhanced-path="M 0 0 L 21600 0 21600 21600 0 21600 0 0 Z N"/>
        </draw:custom-shape>
        <draw:custom-shape draw:style-name="gr12" draw:text-style-name="P6" draw:layer="layout" svg:width="5.099cm" svg:height="5cm" svg:x="8.75cm" svg:y="10cm">
          <text:p text:style-name="P5">Megablast</text:p>
          <text:p text:style-name="P5">acc_nr s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5.099cm" svg:height="5cm" svg:x="12.15cm" svg:y="10.001cm">
          <text:p text:style-name="P5"><text:s/>Megablast</text:p>
          <text:p text:style-name="P5">taxid set</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 draw:text-style-name="P8" draw:layer="layout" svg:x1="14.9cm" svg:y1="10.15cm" svg:x2="15.65cm" svg:y2="10.15cm">
            <text:p/>
          </draw:line>
          <draw:line draw:style-name="gr19" draw:text-style-name="P8" draw:layer="layout" svg:x1="16.158cm" svg:y1="11.321cm" svg:x2="16.908cm" svg:y2="11.321cm">
            <text:p/>
          </draw:line>
          <draw:line draw:style-name="gr19" draw:text-style-name="P8" draw:layer="layout" svg:x1="15.669cm" svg:y1="11.024cm" svg:x2="16.708cm" svg:y2="11.021cm">
            <text:p/>
          </draw:line>
          <draw:line draw:style-name="gr19" draw:text-style-name="P8" draw:layer="layout" svg:x1="15.27cm" svg:y1="10.725cm" svg:x2="16.463cm" svg:y2="10.701cm">
            <text:p/>
          </draw:line>
          <draw:line draw:style-name="gr19" draw:text-style-name="P8" draw:layer="layout" svg:x1="15.071cm" svg:y1="10.426cm" svg:x2="16.11cm" svg:y2="10.423cm">
            <text:p/>
          </draw:line>
        </draw:g>
        <draw:g>
          <draw:line draw:style-name="gr19" draw:text-style-name="P8" draw:layer="layout" svg:x1="11.5cm" svg:y1="10.151cm" svg:x2="12.25cm" svg:y2="10.151cm">
            <text:p/>
          </draw:line>
          <draw:line draw:style-name="gr19" draw:text-style-name="P8" draw:layer="layout" svg:x1="12.758cm" svg:y1="11.322cm" svg:x2="13.508cm" svg:y2="11.322cm">
            <text:p/>
          </draw:line>
          <draw:line draw:style-name="gr19" draw:text-style-name="P8" draw:layer="layout" svg:x1="12.269cm" svg:y1="11.025cm" svg:x2="13.308cm" svg:y2="11.022cm">
            <text:p/>
          </draw:line>
          <draw:line draw:style-name="gr19" draw:text-style-name="P8" draw:layer="layout" svg:x1="11.87cm" svg:y1="10.726cm" svg:x2="13.063cm" svg:y2="10.702cm">
            <text:p/>
          </draw:line>
          <draw:line draw:style-name="gr19" draw:text-style-name="P8" draw:layer="layout" svg:x1="11.671cm" svg:y1="10.427cm" svg:x2="12.71cm" svg:y2="10.424cm">
            <text:p/>
          </draw:line>
        </draw:g>
        <draw:line draw:style-name="gr20" draw:text-style-name="P8" draw:layer="layout" svg:x1="13.15cm" svg:y1="11.05cm" svg:x2="13.15cm" svg:y2="19.25cm">
          <text:p/>
        </draw:line>
        <draw:line draw:style-name="gr20" draw:text-style-name="P8" draw:layer="layout" svg:x1="10.65cm" svg:y1="13.525cm" svg:x2="10.65cm" svg:y2="19.255cm">
          <text:p/>
        </draw:line>
        <draw:custom-shape draw:style-name="gr21" draw:text-style-name="P6" draw:layer="layout" svg:width="5cm" svg:height="2.749cm" svg:x="13.101cm" svg:y="19.251cm">
          <text:p text:style-name="P5">Megablast pathogens acc_nr</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6" draw:layer="layout" svg:width="5cm" svg:height="2.749cm" svg:x="5.902cm" svg:y="19.251cm">
          <text:p text:style-name="P5">Megablast other acc_nr</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2" draw:text-style-name="P2" draw:layer="layout" svg:width="19.59cm" svg:height="4.139cm" svg:x="1cm" svg:y="22.451cm">
          <draw:text-box>
            <text:p><text:span text:style-name="T5">Fig.2 </text:span><text:span text:style-name="T6">MEGABLAST_TAB_get_acc_under_taxid_in_out.py script process to deduce (3) the list of accession numbers of found pathogens and </text:span><text:span text:style-name="T7">(4) the list of the other accession numbers of megablast result from (1) megablast 25 columns tsv results and (2) the taxid list of pathogens.</text:span></text:p>
            <text:p><text:span text:style-name="T7">To keep good practices in Galaxy, this script was splitted in two subscripts (Galaxy bricks) : MEGABLAST_TAB_get_taxid_acc.py and MEGABLAST_TAB_select_acc_under_taxids.py. Each script owns a dedicated conda environnement yaml recipe for installation.</text:span><text:span text:style-name="T7"><text:line-break/></text:span><text:span text:style-name="T7">Note : we illustrated positive selection of pathogens in megablast results. The script autorizes negative selection for hosts taxid list for instance. In this case, the taxid list to provide corresponds to what you want to remove in megablast accession numbers.</text:span></text:p>
          </draw:text-box>
        </draw:frame>
        <draw:frame draw:style-name="gr2" draw:text-style-name="P12" draw:layer="layout" svg:width="2.05cm" svg:height="1.115cm" svg:x="7.95cm" svg:y="2.452cm">
          <draw:text-box>
            <text:p><text:span text:style-name="T8">INPUTS</text:span></text:p>
          </draw:text-box>
        </draw:frame>
        <draw:frame draw:style-name="gr2" draw:text-style-name="P13" draw:layer="layout" svg:width="2.65cm" svg:height="1.115cm" svg:x="10.85cm" svg:y="20.053cm">
          <draw:text-box>
            <text:p><text:span text:style-name="T9">OUTPUTS</text:span></text:p>
          </draw:text-box>
        </draw:frame>
        <draw:frame draw:style-name="gr2" draw:text-style-name="P4" draw:layer="layout" svg:width="9.8cm" svg:height="1.115cm" svg:x="9.95cm" svg:y="16.752cm">
          <draw:text-box>
            <text:p><text:span text:style-name="T2">MEGABLAST_TAB_select_acc_under_taxids.py</text:span></text:p>
          </draw:text-box>
        </draw:frame>
        <draw:frame draw:style-name="gr23" draw:text-style-name="P14" draw:layer="layout" svg:width="1.75cm" svg:height="1.673cm" svg:x="11.75cm" svg:y="13.2cm">
          <draw:text-box>
            <text:p><text:span text:style-name="T10">&lt;=&gt;</text:span></text:p>
          </draw:text-box>
        </draw:frame>
        <draw:frame draw:style-name="gr24" draw:text-style-name="P2" draw:layer="layout" svg:width="4.2cm" svg:height="1.646cm" svg:x="14.75cm" svg:y="15.2cm">
          <draw:text-box>
            <text:p><text:span text:style-name="T1">Set datastrusture remove redundant taxid / acc nr</text:span></text:p>
          </draw:text-box>
        </draw:frame>
        <draw:frame draw:style-name="gr2" draw:text-style-name="P13" draw:layer="layout" svg:width="1.15cm" svg:height="1.115cm" svg:x="4.95cm" svg:y="20.154cm">
          <draw:text-box>
            <text:p><text:span text:style-name="T9">(3)</text:span></text:p>
          </draw:text-box>
        </draw:frame>
        <draw:frame draw:style-name="gr2" draw:text-style-name="P12" draw:layer="layout" svg:width="1.15cm" svg:height="1.115cm" svg:x="1.65cm" svg:y="2.413cm">
          <draw:text-box>
            <text:p><text:span text:style-name="T8">(1)</text:span></text:p>
          </draw:text-box>
        </draw:frame>
        <draw:frame draw:style-name="gr2" draw:text-style-name="P12" draw:layer="layout" svg:width="1.15cm" svg:height="1.115cm" svg:x="14.55cm" svg:y="2.414cm">
          <draw:text-box>
            <text:p><text:span text:style-name="T8">(2)</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Clear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Clear Sans" style:font-family-asian="'Clear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abrice Touzain</meta:initial-creator>
    <meta:creation-date>2022-06-28T14:30:16.475677501</meta:creation-date>
    <dc:date>2022-06-28T17:32:52.523395718</dc:date>
    <dc:creator>Fabrice Touzain</dc:creator>
    <meta:editing-duration>PT28M58S</meta:editing-duration>
    <meta:editing-cycles>12</meta:editing-cycles>
    <meta:generator>LibreOffice/7.3.3.2$Linux_X86_64 LibreOffice_project/30$Build-2</meta:generator>
    <meta:document-statistic meta:object-count="49"/>
  </office:meta>
</office:document-meta>
</file>